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782cm" fo:min-width="0.517cm"/>
    </style:style>
    <style:style style:name="gr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8" style:family="graphic" style:parent-style-name="objectwithoutfill">
      <style:graphic-properties svg:stroke-color="#000000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5.643cm"/>
      <style:paragraph-properties style:writing-mode="lr-tb"/>
    </style:style>
    <style:style style:name="gr17" style:family="graphic" style:parent-style-name="standard">
      <style:graphic-properties svg:stroke-color="#eeeeee" draw:fill-color="#eeeeee" draw:textarea-horizontal-align="justify" draw:textarea-vertical-align="middle" draw:auto-grow-height="false" fo:min-height="2.773cm" fo:min-width="6.143cm"/>
    </style:style>
    <style:style style:name="gr18" style:family="graphic" style:parent-style-name="standard">
      <style:graphic-properties draw:stroke="none" draw:fill="none" fo:min-height="4.86cm"/>
      <style:paragraph-properties style:writing-mode="lr-tb"/>
    </style:style>
    <style:style style:name="gr19" style:family="graphic" style:parent-style-name="objectwithoutfill">
      <style:graphic-properties svg:stroke-color="#ff0000" draw:fill="solid" draw:textarea-vertical-align="middle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objectwithoutfill">
      <style:graphic-properties svg:stroke-color="#81d41a" draw:fill="solid" draw:textarea-vertical-align="middl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loext:graphic-properties draw:textarea-vertical-align="middle"/>
      <style:paragraph-properties fo:text-align="center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651cm" draw:transform="rotate (-1.29224177817661) translate (6.651cm 10.618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016cm" svg:height="1.651cm" draw:transform="rotate (-1.29224177817661) translate (8.048cm 13.793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016cm" svg:height="1.651cm" draw:transform="rotate (-1.29224177817661) translate (14.271cm 11.92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016cm" svg:height="1.651cm" draw:transform="rotate (-1.29224177817661) translate (13.167cm 8.74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draw:layer="layout" svg:x1="9.89cm" svg:y1="12.176cm" svg:x2="17.51cm" svg:y2="9.763cm">
          <text:p/>
        </draw:line>
        <draw:line draw:style-name="gr3" draw:text-style-name="P2" draw:layer="layout" svg:x1="9.89cm" svg:y1="12.176cm" svg:x2="12.049cm" svg:y2="17.764cm">
          <text:p/>
        </draw:line>
        <draw:line draw:style-name="gr4" draw:text-style-name="P2" draw:layer="layout" svg:x1="9.89cm" svg:y1="12.176cm" svg:x2="9.763cm" svg:y2="4.556cm">
          <text:p/>
        </draw:line>
        <draw:frame draw:style-name="gr5" draw:text-style-name="P3" draw:layer="layout" svg:width="1.778cm" svg:height="1.673cm" svg:x="10.144cm" svg:y="5.699cm">
          <draw:text-box>
            <text:p>Y (up)</text:p>
          </draw:text-box>
        </draw:frame>
        <draw:frame draw:style-name="gr6" draw:text-style-name="P3" draw:layer="layout" svg:width="2.54cm" svg:height="2.286cm" svg:x="12.049cm" svg:y="15.224cm">
          <draw:text-box>
            <text:p>Z (right)</text:p>
          </draw:text-box>
        </draw:frame>
        <draw:frame draw:style-name="gr7" draw:text-style-name="P3" draw:layer="layout" svg:width="3.887cm" svg:height="2.54cm" svg:x="15.986cm" svg:y="10.271cm">
          <draw:text-box>
            <text:p>X (forward)</text:p>
          </draw:text-box>
        </draw:frame>
        <draw:line draw:style-name="gr8" draw:text-style-name="P2" draw:layer="layout" svg:x1="5.953cm" svg:y1="11.414cm" svg:x2="12.43cm" svg:y2="9.509cm">
          <text:p/>
        </draw:line>
        <draw:line draw:style-name="gr8" draw:text-style-name="P2" draw:layer="layout" svg:x1="7.223cm" svg:y1="14.589cm" svg:x2="13.7cm" svg:y2="12.557cm">
          <text:p/>
        </draw:line>
        <draw:line draw:style-name="gr8" draw:text-style-name="P2" draw:layer="layout" svg:x1="12.43cm" svg:y1="9.636cm" svg:x2="13.7cm" svg:y2="12.557cm">
          <text:p/>
        </draw:line>
        <draw:line draw:style-name="gr8" draw:text-style-name="P2" draw:layer="layout" svg:x1="5.953cm" svg:y1="11.287cm" svg:x2="7.35cm" svg:y2="14.843cm">
          <text:p/>
        </draw:line>
        <draw:frame draw:style-name="gr9" draw:text-style-name="P3" draw:layer="layout" svg:width="2.032cm" svg:height="1.27cm" svg:x="4.556cm" svg:y="12.684cm">
          <draw:text-box>
            <text:p>back</text:p>
          </draw:text-box>
        </draw:frame>
        <draw:frame draw:style-name="gr10" draw:text-style-name="P3" draw:layer="layout" svg:width="2.413cm" svg:height="1.778cm" svg:x="7.223cm" svg:y="9.636cm">
          <draw:text-box>
            <text:p>left</text:p>
          </draw:text-box>
        </draw:frame>
        <draw:line draw:style-name="gr4" draw:text-style-name="P2" draw:layer="layout" svg:x1="5.953cm" svg:y1="11.414cm" svg:x2="5.826cm" svg:y2="5.191cm">
          <text:p/>
        </draw:line>
        <draw:line draw:style-name="gr2" draw:text-style-name="P2" draw:layer="layout" svg:x1="6.08cm" svg:y1="11.16cm" svg:x2="8.493cm" svg:y2="17.129cm">
          <text:p/>
        </draw:line>
        <draw:line draw:style-name="gr3" draw:text-style-name="P2" draw:layer="layout" svg:x1="5.953cm" svg:y1="11.414cm" svg:x2="1.381cm" svg:y2="12.684cm">
          <text:p/>
        </draw:line>
        <draw:frame draw:style-name="gr5" draw:text-style-name="P3" draw:layer="layout" svg:width="1.778cm" svg:height="1.673cm" svg:x="4.302cm" svg:y="6.312cm">
          <draw:text-box>
            <text:p>Y (up)</text:p>
          </draw:text-box>
        </draw:frame>
        <draw:frame draw:style-name="gr11" draw:text-style-name="P3" draw:layer="layout" svg:width="3.048cm" svg:height="2.054cm" svg:x="5.318cm" svg:y="16.345cm">
          <draw:text-box>
            <text:p>X (right)</text:p>
          </draw:text-box>
        </draw:frame>
        <draw:frame draw:style-name="gr12" draw:text-style-name="P3" draw:layer="layout" svg:width="2.413cm" svg:height="2.032cm" svg:x="1.762cm" svg:y="10.525cm">
          <draw:text-box>
            <text:p>Z (back)</text:p>
          </draw:text-box>
        </draw:frame>
        <draw:frame draw:style-name="gr13" draw:text-style-name="P3" draw:layer="layout" svg:width="18.619cm" svg:height="2.413cm" svg:x="1.381cm" svg:y="1cm">
          <draw:text-box>
            <text:p>Body Coordinate System, and Left Back Shoulder Coordinate System. Up, back, right, with reference to initial frame for robot base.</text:p>
          </draw:text-box>
        </draw:frame>
        <draw:frame draw:style-name="gr14" draw:text-style-name="P3" draw:layer="layout" svg:width="3.683cm" svg:height="1.397cm" svg:x="2.905cm" svg:y="10.017cm">
          <draw:text-box>
            <text:p>X0,Y0,Z0 </text:p>
          </draw:text-box>
        </draw:frame>
        <draw:frame draw:style-name="gr15" draw:text-style-name="P3" draw:layer="layout" svg:width="3.937cm" svg:height="1.651cm" svg:x="7.858cm" svg:y="11.541cm">
          <draw:text-box>
            <text:p>Xm,Ym,Zm</text:p>
          </draw:text-box>
        </draw:frame>
        <draw:frame draw:style-name="gr16" draw:text-style-name="P3" draw:layer="layout" svg:width="17.907cm" svg:height="18.737cm" svg:x="1.127cm" svg:y="17.891cm">
          <draw:text-box>
            <text:p>To get from Xm,Ym,Ym to X0,Y0,Y0, we first rotate around the y axis by -pi/2. Then we translate x by -length/2 and z by -width/2.</text:p>
            <text:p/>
            <text:p>Matrixwise:</text:p>
            <text:p>{{cos(-pi/2) 0 sin(-pi/2) -L/2},</text:p>
            <text:p><text:s/>{0 <text:s text:c="13"/>1 0 <text:s text:c="13"/>0 <text:s text:c="2"/>},</text:p>
            <text:p><text:s/>{-sin(-pi/2) 0 cos(-pi/2) -W/2},</text:p>
            <text:p><text:s/>{0 <text:s text:c="13"/>0 <text:s/>0 <text:s text:c="12"/>1}}</text:p>
            <text:p/>
            <text:p>If we translate 0, 0, 0</text:p>
            <text:p/>
            <text:p>{{0 0 -1 <text:s/>-.5},</text:p>
            <text:p><text:s/>{0 1 <text:s/>0 <text:s text:c="3"/>0},</text:p>
            <text:p><text:s/>{1 0 <text:s/>0 <text:s text:c="3"/>-.2},</text:p>
            <text:p>{0 0 0 1}}</text:p>
            <text:p/>
            <text:p>Times 0,0,0</text:p>
            <text:p/>
            <text:p>-.5, 0, -.2. Coordinates of back left in base system.</text:p>
            <text:p/>
            <text:p>What about 1,1,1?</text:p>
            <text:p><text:span text:style-name="T1">-1 + (-0.5 + </text:span><text:span text:style-name="T1">1), 1, 1 + (-</text:span><text:span text:style-name="T1">0.2)</text:span></text:p>
            <text:p><text:span text:style-name="T1">-1.5,1, 0.8</text:span></text:p>
            <text:p/>
            <text:p/>
          </draw:text-box>
        </draw:frame>
      </draw:page>
      <draw:page draw:name="page2" draw:style-name="dp1" draw:master-page-name="Default">
        <draw:custom-shape draw:style-name="gr17" draw:text-style-name="P4" draw:layer="layout" svg:width="6.643cm" svg:height="3.023cm" draw:transform="rotate (3.00440977438304) translate (5.54cm 8.967cm)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7.272cm" svg:height="1.397cm" svg:x="1.635cm" svg:y="1.508cm">
          <draw:text-box>
            <text:p>Looking at the back left leg</text:p>
          </draw:text-box>
        </draw:frame>
        <draw:custom-shape draw:style-name="gr1" draw:text-style-name="P1" draw:layer="layout" svg:width="1.016cm" svg:height="1.651cm" draw:transform="rotate (1.57097085972009) translate (4.429cm 9.38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2" draw:layer="layout" svg:x1="5.445cm" svg:y1="8.874cm" svg:x2="5.445cm" svg:y2="4.429cm">
          <text:p/>
        </draw:line>
        <draw:line draw:style-name="gr3" draw:text-style-name="P2" draw:layer="layout" svg:x1="5.445cm" svg:y1="9.001cm" svg:x2="12.811cm" svg:y2="10.017cm">
          <text:p/>
        </draw:line>
        <draw:line draw:style-name="gr2" draw:text-style-name="P2" draw:layer="layout" svg:x1="5.445cm" svg:y1="9.001cm" svg:x2="6.08cm" svg:y2="5.572cm">
          <text:p/>
        </draw:line>
        <draw:frame draw:style-name="gr15" draw:text-style-name="P3" draw:layer="layout" svg:width="3.048cm" svg:height="1.673cm" svg:x="6.207cm" svg:y="6.207cm">
          <draw:text-box>
            <text:p>X0 (right)</text:p>
          </draw:text-box>
        </draw:frame>
        <draw:frame draw:style-name="gr15" draw:text-style-name="P3" draw:layer="layout" svg:width="3.048cm" svg:height="1.673cm" svg:x="7.858cm" svg:y="9.001cm">
          <draw:text-box>
            <text:p>Z0 (back)</text:p>
          </draw:text-box>
        </draw:frame>
        <draw:frame draw:style-name="gr15" draw:text-style-name="P3" draw:layer="layout" svg:width="3.048cm" svg:height="1.651cm" svg:x="3.032cm" svg:y="5.064cm">
          <draw:text-box>
            <text:p>Y0 (up)</text:p>
          </draw:text-box>
        </draw:frame>
        <draw:frame draw:style-name="gr18" draw:text-style-name="P6" draw:layer="layout" svg:width="18.796cm" svg:height="5.923cm" svg:x="1cm" svg:y="19.461cm">
          <draw:text-box>
            <text:p text:style-name="P5"><text:span text:style-name="T2">From wikpedia: </text:span><text:span text:style-name="T2"><text:a xlink:href="https://en.wikipedia.org/wiki/Denavit–Hartenberg_parameters" xlink:type="simple">https://en.wikipedia.org/wiki/Denavit%E2%80%93Hartenberg_parameters</text:a></text:span><text:span text:style-name="T2"><text:s/></text:span></text:p>
            <text:p text:style-name="P5">In summary, the reference frames are laid out as follows: </text:p>
            <text:list text:style-name="L2">
              <text:list-item>
                <text:p text:style-name="P5">the z-axis is in the direction of the joint axis</text:p>
              </text:list-item>
              <text:list-item>
                <text:p text:style-name="P5">the x-axis is parallel to the <text:a xlink:href="https://en.wikipedia.org/wiki/Common_normal_(robotics)" xlink:type="simple">common normal</text:a>: x n = z n × z n − 1 (or away from zn–1)</text:p>
              </text:list-item>
              <text:list-item>
                <text:p text:style-name="P5">If there is no unique common normal (parallel z axes), then d (below) is a free parameter. The direction of xn is from zn–1 to zn, as shown in the video below.</text:p>
              </text:list-item>
              <text:list-item>
                <text:p text:style-name="P5">the y-axis follows from the x- and z-axis by choosing it to be a <text:a xlink:href="https://en.wikipedia.org/wiki/Cartesian_coordinate_system#In_three_dimensions" xlink:type="simple">right-handed coordinate system</text:a>.</text:p>
              </text:list-item>
            </text:list>
            <text:p text:style-name="P5"/>
          </draw:text-box>
        </draw:frame>
        <draw:custom-shape draw:style-name="gr1" draw:text-style-name="P1" draw:layer="layout" svg:width="1.016cm" svg:height="1.651cm" draw:transform="rotate (1.57097085972009) translate (4.048cm 11.414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2" draw:layer="layout" svg:x1="5.064cm" svg:y1="11.033cm" svg:x2="12.43cm" svg:y2="12.049cm">
          <text:p/>
        </draw:line>
        <draw:line draw:style-name="gr2" draw:text-style-name="P2" draw:layer="layout" svg:x1="5.064cm" svg:y1="11.16cm" svg:x2="5.445cm" svg:y2="9.128cm">
          <text:p/>
        </draw:line>
        <draw:line draw:style-name="gr4" draw:text-style-name="P2" draw:layer="layout" svg:x1="5.064cm" svg:y1="11.033cm" svg:x2="4.937cm" svg:y2="6.715cm">
          <text:p/>
        </draw:line>
        <draw:frame draw:style-name="gr9" draw:text-style-name="P3" draw:layer="layout" svg:width="3.556cm" svg:height="1.27cm" svg:x="2.016cm" svg:y="7.35cm">
          <draw:text-box>
            <text:p>Y1 (up)</text:p>
          </draw:text-box>
        </draw:frame>
        <draw:frame draw:style-name="gr15" draw:text-style-name="P3" draw:layer="layout" svg:width="3.048cm" svg:height="1.673cm" svg:x="12.176cm" svg:y="10.757cm">
          <draw:text-box>
            <text:p>Z1 (back)</text:p>
          </draw:text-box>
        </draw:frame>
        <draw:frame draw:style-name="gr9" draw:text-style-name="P3" draw:layer="layout" svg:width="3.556cm" svg:height="1.27cm" svg:x="1.127cm" svg:y="9.128cm">
          <draw:text-box>
            <text:p>X1 (right)</text:p>
          </draw:text-box>
        </draw:frame>
        <draw:line draw:style-name="gr3" draw:text-style-name="P2" draw:layer="layout" svg:x1="4.81cm" svg:y1="11.033cm" svg:x2="3.159cm" svg:y2="16.875cm">
          <text:p/>
        </draw:line>
        <draw:line draw:style-name="gr19" draw:text-style-name="P2" draw:layer="layout" svg:x1="5.191cm" svg:y1="10.525cm" svg:x2="3.667cm" svg:y2="9.763cm">
          <text:p/>
        </draw:line>
        <draw:frame draw:style-name="gr9" draw:text-style-name="P3" draw:layer="layout" svg:width="3.556cm" svg:height="1.27cm" svg:x="0.873cm" svg:y="14.208cm">
          <draw:text-box>
            <text:p>Z2 (left)</text:p>
          </draw:text-box>
        </draw:frame>
        <draw:line draw:style-name="gr2" draw:text-style-name="P2" draw:layer="layout" svg:x1="4.81cm" svg:y1="11.033cm" svg:x2="4.683cm" svg:y2="16.875cm">
          <text:p/>
        </draw:line>
        <draw:frame draw:style-name="gr9" draw:text-style-name="P3" draw:layer="layout" svg:width="3.556cm" svg:height="1.27cm" svg:x="4.81cm" svg:y="15.351cm">
          <draw:text-box>
            <text:p>X2 (down)</text:p>
          </draw:text-box>
        </draw:frame>
        <draw:line draw:style-name="gr4" draw:text-style-name="P2" draw:layer="layout" svg:x1="4.81cm" svg:y1="11.16cm" svg:x2="11.414cm" svg:y2="12.049cm">
          <text:p/>
        </draw:line>
        <draw:frame draw:style-name="gr15" draw:text-style-name="P3" draw:layer="layout" svg:width="3.048cm" svg:height="1.673cm" svg:x="10.017cm" svg:y="12.557cm">
          <draw:text-box>
            <text:p>Y2 (back)</text:p>
          </draw:text-box>
        </draw:frame>
        <draw:line draw:style-name="gr20" draw:text-style-name="P2" draw:layer="layout" svg:x1="11.541cm" svg:y1="11.922cm" svg:x2="12.557cm" svg:y2="11.16cm">
          <text:p/>
        </draw:line>
        <draw:line draw:style-name="gr21" draw:text-style-name="P2" draw:layer="layout" svg:x1="10.017cm" svg:y1="11.922cm" svg:x2="10.779cm" svg:y2="12.557cm">
          <text:p/>
        </draw:line>
        <draw:frame draw:style-name="standard" draw:layer="layout" svg:width="17.622cm" svg:height="5.996cm" svg:x="1.885cm" svg:y="25.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7">d (offset along previous z to new common normal)</text:p>
              </table:table-cell>
              <table:table-cell>
                <text:p text:style-name="P7">Theta (angle about previous z from old x to new x)</text:p>
              </table:table-cell>
              <table:table-cell>
                <text:p text:style-name="P7">r (length of common normal, aka a)</text:p>
              </table:table-cell>
              <table:table-cell>
                <text:p text:style-name="P7">alpha (angle about common normal from old z to new z)</text:p>
              </table:table-cell>
            </table:table-row>
            <table:table-row table:style-name="ro1" table:default-cell-style-name="ce2">
              <table:table-cell>
                <text:p text:style-name="P8">0-1</text:p>
              </table:table-cell>
              <table:table-cell>
                <text:p text:style-name="P8">0</text:p>
              </table:table-cell>
              <table:table-cell>
                <text:p text:style-name="P8">theta1</text:p>
              </table:table-cell>
              <table:table-cell>
                <text:p text:style-name="P8">-l1</text:p>
              </table:table-cell>
              <table:table-cell>
                <text:p text:style-name="P8">0</text:p>
              </table:table-cell>
            </table:table-row>
            <table:table-row table:style-name="ro1" table:default-cell-style-name="ce2">
              <table:table-cell>
                <text:p text:style-name="P8">1-2</text:p>
              </table:table-cell>
              <table:table-cell>
                <text:p text:style-name="P8">0</text:p>
              </table:table-cell>
              <table:table-cell>
                <text:p text:style-name="P8">-pi/2</text:p>
              </table:table-cell>
              <table:table-cell>
                <text:p text:style-name="P8">0</text:p>
              </table:table-cell>
              <table:table-cell>
                <text:p text:style-name="P8">-pi/2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1" draw:text-style-name="P2" draw:layer="layout" svg:x1="3.286cm" svg:y1="8.239cm" svg:x2="4.952cm" svg:y2="9.1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6T12:15:37.949023243</meta:creation-date>
    <dc:date>2023-03-06T14:14:16.903836486</dc:date>
    <meta:editing-duration>PT1H17M3S</meta:editing-duration>
    <meta:editing-cycles>11</meta:editing-cycles>
    <meta:generator>LibreOffice/6.4.7.2$Linux_X86_64 LibreOffice_project/40$Build-2</meta:generator>
    <meta:document-statistic meta:object-count="54"/>
  </office:meta>
</office:document-meta>
</file>